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What is a Servo?</text:p>
      <text:p text:style-name="Standard"><text:tab/>The definition of what a *Servomechanism* is actually a good bit broader and more complicated than we might think - certainly more so than we'd expect if we already know what a 'servo' is. As defined by Wikipedia (all hail), a servomechanism is any “automatic device that uses error-sensing feedback to correct the performance of a mechanism,” [1]. What this is basically saying is that a servomechanism is any mechanical gizmo that knows where it is, where it should be, and automatically adjusts the position it's in to get to it the position it ought to be in.</text:p>
      <text:p text:style-name="Standard"><text:tab/>We don't actually need to worry about that.</text:p>
      <text:p text:style-name="Standard"><text:tab/>As reasonably sane human beings, when we talk about servos, we're referring to the little electric kind that can't swing all the way around. Those ones are we're going to be using today, and they're more fun than the other kind, anyway.</text:p>
      <text:p text:style-name="Standard"/>
      <text:p text:style-name="Standard"><text:tab/>It should be said right out that a lot of the numbers and operational specific that you're going to be reading here *might not match your model of servo!* There are hundreds of different makes and models of servos, and no two are exactly the same. *Be careful* when working with your servos and Arduinos, and *double check your manufacturer's specifications* before doing anything drastic. There shouldn't be anything dangerous to a servo going on in this chapter, but it's always better to be safe than sorry.</text:p>
      <text:p text:style-name="Standard"/>
      <text:p text:style-name="Standard">And How do they Work?</text:p>
      <text:p text:style-name="Standard"><text:tab/>Every electric servo we've found thus far is driven by two powered wires (along side the ever-important ground). One – the power wire – sends a constant 5 volt stream of electricity to power the servo. The other – the control wire – needs to send a very specific pattern of high-then-low current to tell the servo what position it should take. Depending on the specifics of the pattern, the angle of the servo's head will change. If the servo isn't constantly being reminded where it's supposed to be, it will start suffering from abandonment issues. And that's never good for a servo's health.</text:p>
      <text:p text:style-name="Standard"><text:tab/>This might be a little different from board to board, but the standard electric servo needs to be reminded what position it should be in /500 times a second/. The control wire needs to be pulsed every 20 milliseconds or the servo simply won't do what we want it to. This is an impossibly fast speed for a piece of concurrent software to maintain, but luckily, that's not a problem for an Arduino. A well setup Pulse-Width Modulation pattern is exactly how servos ought to be controlled. (See the PWM chapter for an overview of how that works).</text:p>
      <text:p text:style-name="Standard"/>
      <text:p text:style-name="Standard"><text:tab/>The specific pattern that the pulses have to take is actually rather intuitive. The frequency of pulses, as has been said, needs to be 20 milliseconds. This is including how long the pin is hot, and how long it's cold. At the beginning of each pulse, there's a moment in which the pin is active, and the length of that moment determines the angle of the servo. [[[Pretty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rew Pirrone-Brusse</meta:initial-creator>
    <meta:creation-date>2010-08-17T13:14:40</meta:creation-date>
    <meta:document-statistic meta:table-count="0" meta:image-count="0" meta:object-count="0" meta:page-count="1" meta:paragraph-count="9" meta:word-count="517" meta:character-count="2918"/>
    <dc:date>2010-08-17T13:15:27</dc:date>
    <dc:creator>Drew Pirrone-Brusse</dc:creator>
    <meta:editing-duration>PT00H00M47S</meta:editing-duration>
    <meta:editing-cycles>1</meta:editing-cycles>
    <meta:generator>OpenOffice.org/3.2$Unix OpenOffice.org_project/320m12$Build-9483</meta:generator>
  </office:meta>
</office:document-meta>
</file>